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tha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6" calcext:value-type="float">
            <text:p>-26</text:p>
          </table:table-cell>
          <table:table-cell table:formula="of:=SQRT(([.A4]-[.A3])^2 + ([.B4]-[.B3])^2)" office:value-type="float" office:value="10.295630140987" calcext:value-type="float">
            <text:p>10.296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43:21.793347301</meta:creation-date>
    <dc:date>2019-01-17T12:46:12.091344465</dc:date>
    <meta:editing-duration>PT2M51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